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c3c" officeooo:paragraph-rsid="00162c3c"/>
    </style:style>
    <style:style style:name="T1" style:family="text">
      <style:text-properties fo:color="#ed1c24"/>
    </style:style>
    <style:style style:name="T2" style:family="text">
      <style:text-properties fo:color="#214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à Tuấn Anh (<text:span text:style-name="T1">Nhóm trưởng</text:span>)</text:p>
      <text:p text:style-name="P1">2. Vũ Thị Bích (<text:span text:style-name="T2">Thành viên</text:span>)</text:p>
      <text:p text:style-name="P1">3 Vàng Đức Chiều ( <text:span text:style-name="T2">Thành viên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4:59.045603145</meta:creation-date>
    <dc:date>2019-10-01T14:06:50.191382986</dc:date>
    <meta:editing-duration>PT1M53S</meta:editing-duration>
    <meta:editing-cycles>1</meta:editing-cycles>
    <meta:document-statistic meta:table-count="0" meta:image-count="0" meta:object-count="0" meta:page-count="1" meta:paragraph-count="3" meta:word-count="19" meta:character-count="85" meta:non-whitespace-character-count="69"/>
    <meta:generator>LibreOffice/6.0.7.3$Linux_X86_64 LibreOffice_project/00m0$Build-3</meta:generator>
  </office:meta>
</office:document-meta>
</file>